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09BA653B94B88BAC33C.png" manifest:media-type="image/png"/>
  <manifest:file-entry manifest:full-path="Pictures/10000201000002E20000009BBF93821F0E2B4B85.png" manifest:media-type="image/png"/>
  <manifest:file-entry manifest:full-path="Pictures/10000201000005A00000038466AE3C7E092D28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umerische Simulatio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PU-beschleunigte</text:span></text:p>
            <text:p text:style-name="P3"><text:span text:style-name="T2">Lattice-Boltzmann-Methode</text:span></text:p>
            <text:p text:style-name="P3"><text:span text:style-name="T2">mit CUDA</text:span></text:p>
            <text:p text:style-name="P3"><text:span text:style-name="T1"/></text:p>
            <text:p text:style-name="P3"><text:span text:style-name="T1"/></text:p>
            <text:p text:style-name="P3"><text:span text:style-name="T1">Blatt 5</text:span></text:p>
            <text:p text:style-name="P3"><text:span text:style-name="T1">Projekt</text:span></text:p>
            <text:p text:style-name="P3"><text:span text:style-name="T1"/></text:p>
            <text:p text:style-name="P3"><text:span text:style-name="T1">Benjamin Kurz und Bartosz Stankiewic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BF93821F0E2B4B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A653B94B88BAC3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7T14:31:01.927426346</dc:date>
    <meta:editing-duration>PT23M49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